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6E6E6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6E6E6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6E6E6"/>
      <style:text-properties fo:font-size="12pt" style:font-size-asian="12pt" style:font-size-complex="12pt"/>
    </style:style>
    <style:style style:name="ce9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E6E6E6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-top="2pt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7">
      <style:table-cell-properties fo:border-top="thin solid #000000" fo:border-bottom="2pt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2pt solid #000000" fo:background-color="#E6E6E6"/>
      <style:text-properties fo:font-size="24pt" style:font-size-asian="24pt" style:font-size-complex="24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fo:background-color="transparent"/>
      <style:text-properties fo:font-size="16pt" style:font-size-asian="16pt" style:font-size-complex="16p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8.1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84pt" style:use-optimal-row-height="false" fo:break-before="auto"/>
    </style:style>
    <style:style style:name="ro9" style:family="table-row">
      <style:table-row-properties style:row-height="70.9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7" table:number-rows-spanned="1" table:style-name="ce21">
            <text:p>Projektarbeit in der GSO – Tagesberich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2" table:number-rows-spanned="1" table:style-name="ce22">
            <text:p>Gruppen-Nummer:</text:p>
          </table:table-cell>
          <table:covered-table-cell/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23">
            <text:p>Teamleiter:</text:p>
          </table:table-cell>
          <table:covered-table-cell/>
          <table:table-cell office:value-type="string" table:style-name="ce3">
            <text:p>Sebastian Dickgreber</text:p>
          </table:table-cell>
          <table:table-cell table:style-name="ce1"/>
          <table:table-cell office:value-type="string" table:style-name="ce4">
            <text:p>Gelbe Felder ausfüllen!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1:</text:p>
          </table:table-cell>
          <table:covered-table-cell/>
          <table:table-cell office:value-type="string" table:style-name="ce3">
            <text:p>Alica Koch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2:</text:p>
          </table:table-cell>
          <table:covered-table-cell/>
          <table:table-cell office:value-type="string" table:style-name="ce3">
            <text:p>Alexander Frick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3:</text:p>
          </table:table-cell>
          <table:covered-table-cell/>
          <table:table-cell office:value-type="string" table:style-name="ce3">
            <text:p>Tim Woll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24">
            <text:p>Team-Mitglied 4:</text:p>
          </table:table-cell>
          <table:covered-table-cell/>
          <table:table-cell office:value-type="string" table:style-name="ce5">
            <text:p>Andreas Fuchs</text:p>
          </table:table-cell>
          <table:table-cell table:number-columns-repeated="16381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Prozentualer Anteil der Mitglieder an der Tagesleistung der Gruppe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office:value-type="string" table:style-name="ce8">
            <text:p>Summe</text:p>
          </table:table-cell>
          <table:table-cell table:number-columns-repeated="16377"/>
        </table:table-row>
        <table:table-row table:style-name="ro3">
          <table:table-cell office:value-type="date" office:date-value="2018-11-20T00:00:00" table:style-name="ce9">
            <text:p>20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2:.F12])=0;&quot;&quot;;SUM([.B12:.F12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1T00:00:00" table:style-name="ce9">
            <text:p>21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3:.F13])=0;&quot;&quot;;SUM([.B13:.F13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2T00:00:00" table:style-name="ce9">
            <text:p>22.11.18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" table:style-name="ce10">
            <text:p>0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1" table:formula="of:=IF(SUM([.B14:.F14])=0;&quot;&quot;;SUM([.B14:.F14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3T00:00:00" table:style-name="ce9">
            <text:p>23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5:.F15])=0;&quot;&quot;;SUM([.B15:.F15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6T00:00:00" table:style-name="ce9">
            <text:p>26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6:.F16])=0;&quot;&quot;;SUM([.B16:.F16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Dokutag</text:p>
          </table:table-cell>
          <table:table-cell table:number-columns-repeated="5" table:style-name="ce10"/>
          <table:table-cell office:value-type="string" office:string-value="" table:formula="of:=IF(SUM([.B17:.F17])=0;&quot;&quot;;SUM([.B17:.F17]))" table:style-name="ce11"/>
          <table:table-cell table:number-columns-repeated="16377"/>
        </table:table-row>
        <table:table-row table:style-name="ro4">
          <table:table-cell office:value-type="string" table:style-name="ce9">
            <text:p>Präsetag</text:p>
          </table:table-cell>
          <table:table-cell table:number-columns-repeated="5" table:style-name="ce10"/>
          <table:table-cell office:value-type="string" office:string-value="" table:formula="of:=IF(SUM([.B18:.F18])=0;&quot;&quot;;SUM([.B18:.F18]))" table:style-name="ce11"/>
          <table:table-cell table:number-columns-repeated="16377"/>
        </table:table-row>
        <table:table-row table:style-name="ro4">
          <table:table-cell office:value-type="string" table:style-name="ce12">
            <text:p>Summe:</text:p>
          </table:table-cell>
          <table:table-cell office:value-type="percentage" office:value="0.21000000000000002" table:formula="of:=AVERAGE([.B12:.B18])" table:style-name="ce13">
            <text:p>21%</text:p>
          </table:table-cell>
          <table:table-cell office:value-type="percentage" office:value="0.21000000000000002" table:formula="of:=AVERAGE([.C12:.C18])" table:style-name="ce13">
            <text:p>21%</text:p>
          </table:table-cell>
          <table:table-cell office:value-type="percentage" office:value="0.16" table:formula="of:=AVERAGE([.D12:.D18])" table:style-name="ce13">
            <text:p>16%</text:p>
          </table:table-cell>
          <table:table-cell office:value-type="percentage" office:value="0.21000000000000002" table:formula="of:=AVERAGE([.E12:.E18])" table:style-name="ce13">
            <text:p>21%</text:p>
          </table:table-cell>
          <table:table-cell office:value-type="percentage" office:value="0.21000000000000002" table:formula="of:=AVERAGE([.F12:.F18])" table:style-name="ce13">
            <text:p>21%</text:p>
          </table:table-cell>
          <table:table-cell office:value-type="percentage" office:value="1" table:formula="of:=SUM([.B19:.F19])" table:style-name="ce14">
            <text:p>100%</text:p>
          </table:table-cell>
          <table:table-cell table:number-columns-repeated="16377"/>
        </table:table-row>
        <table:table-row table:style-name="ro7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Bearbeitete Themen bzw. Arbeitspakete pro Person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table:style-name="ce8"/>
          <table:table-cell table:number-columns-repeated="16377"/>
        </table:table-row>
        <table:table-row table:style-name="ro8">
          <table:table-cell office:value-type="date" office:date-value="2018-11-20T00:00:00" table:style-name="ce15">
            <text:p>20.11.18</text:p>
          </table:table-cell>
          <table:table-cell office:value-type="string" table:style-name="ce16">
            <text:p>Fragen erstellen; GIT HUB Organisation/ Repo erstellt; Arbeitspakete vordefiniert; Interview</text:p>
          </table:table-cell>
          <table:table-cell office:value-type="string" table:style-name="ce16">
            <text:p>Fragen erstellen; Gantt Diagramm; Interview</text:p>
          </table:table-cell>
          <table:table-cell office:value-type="string" table:style-name="ce16">
            <text:p>Fragen erstellen; Recherche Asterisk (Softphone Software)</text:p>
          </table:table-cell>
          <table:table-cell office:value-type="string" table:style-name="ce16">
            <text:p>Fragen erstellen; Gantt Diagramm; Risiko Analyse; Kostenplan</text:p>
          </table:table-cell>
          <table:table-cell office:value-type="string" table:style-name="ce16">
            <text:p>Fragen erstellen; Recherche Asterisk; Test Installation Asterisk</text:p>
          </table:table-cell>
          <table:table-cell office:value-type="string" office:string-value="" table:formula="of:=IF(SUM([.B23:.F23])=0;&quot;&quot;;SUM([.B23:.F23]))" table:style-name="ce17"/>
          <table:table-cell table:number-columns-repeated="16377"/>
        </table:table-row>
        <table:table-row table:style-name="ro9">
          <table:table-cell office:value-type="date" office:date-value="2018-11-21T00:00:00" table:style-name="ce15">
            <text:p>21.11.18</text:p>
          </table:table-cell>
          <table:table-cell table:number-columns-repeated="5" table:style-name="ce16"/>
          <table:table-cell office:value-type="string" office:string-value="" table:formula="of:=IF(SUM([.B24:.F24])=0;&quot;&quot;;SUM([.B24:.F24]))" table:style-name="ce17"/>
          <table:table-cell table:number-columns-repeated="16377"/>
        </table:table-row>
        <table:table-row table:style-name="ro9">
          <table:table-cell office:value-type="date" office:date-value="2018-11-22T00:00:00" table:style-name="ce15">
            <text:p>22.11.18</text:p>
          </table:table-cell>
          <table:table-cell table:number-columns-repeated="5" table:style-name="ce16"/>
          <table:table-cell office:value-type="string" office:string-value="" table:formula="of:=IF(SUM([.B25:.F25])=0;&quot;&quot;;SUM([.B25:.F25]))" table:style-name="ce17"/>
          <table:table-cell table:number-columns-repeated="16377"/>
        </table:table-row>
        <table:table-row table:style-name="ro9">
          <table:table-cell office:value-type="date" office:date-value="2018-11-23T00:00:00" table:style-name="ce15">
            <text:p>23.11.18</text:p>
          </table:table-cell>
          <table:table-cell table:number-columns-repeated="5" table:style-name="ce16"/>
          <table:table-cell office:value-type="string" office:string-value="" table:formula="of:=IF(SUM([.B26:.F26])=0;&quot;&quot;;SUM([.B26:.F26]))" table:style-name="ce17"/>
          <table:table-cell table:number-columns-repeated="16377"/>
        </table:table-row>
        <table:table-row table:style-name="ro9">
          <table:table-cell office:value-type="date" office:date-value="2018-11-26T00:00:00" table:style-name="ce15">
            <text:p>26.11.18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9">
          <table:table-cell office:value-type="string" table:style-name="ce15">
            <text:p>Dokutag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9">
          <table:table-cell office:value-type="string" table:style-name="ce18">
            <text:p>Präsetag</text:p>
          </table:table-cell>
          <table:table-cell table:number-columns-repeated="5" table:style-name="ce19"/>
          <table:table-cell office:value-type="string" office:string-value="" table:formula="of:=IF(SUM([.B29:.F29])=0;&quot;&quot;;SUM([.B29:.F29]))" table:style-name="ce20"/>
          <table:table-cell table:number-columns-repeated="16377"/>
        </table:table-row>
        <table:table-row table:number-rows-repeated="1048547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percentage-style style:name="N36P0">
      <number:number number:decimal-places="0" number:min-integer-digits="1"/>
      <number:text>%</number:text>
    </number:percentage-style>
    <number:percentage-style style:name="N36">
      <style:text-properties fo:color="#FF0000"/>
      <number:text>-</number:text>
      <number:number number:decimal-places="0" number:min-integer-digits="1"/>
      <number:text>%</number:text>
      <style:map style:condition="value()&gt;=0" style:apply-style-name="N36P0"/>
    </number:percentage-style>
    <number:date-style style:name="N37">
      <number:day number:style="long"/>
      <number:text>.</number:text>
      <number:month number:style="long"/>
      <number:text>.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lbany" style:font-name-asian="Albany" style:font-name-complex="Albany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ckgreber, Sebastian (S.)</meta:initial-creator>
    <dc:creator>Dickgreber, Sebastian (S.)</dc:creator>
    <meta:creation-date>2005-10-18T21:42:09Z</meta:creation-date>
    <dc:date>2018-11-21T12:18:11Z</dc:date>
    <meta:print-date>2017-09-13T17:55:54Z</meta:print-date>
    <meta:editing-cycles>3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